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238" officeooo:paragraph-rsid="001a2238"/>
    </style:style>
    <style:style style:name="P2" style:family="paragraph" style:parent-style-name="Standard">
      <style:paragraph-properties fo:text-align="start" style:justify-single-word="false"/>
      <style:text-properties officeooo:rsid="001a2238" officeooo:paragraph-rsid="001a2238"/>
    </style:style>
    <style:style style:name="P3" style:family="paragraph" style:parent-style-name="Standard">
      <style:paragraph-properties fo:text-align="center" style:justify-single-word="false"/>
      <style:text-properties officeooo:rsid="001a2238" officeooo:paragraph-rsid="00208d6e"/>
    </style:style>
    <style:style style:name="T1" style:family="text">
      <style:text-properties style:text-position="super 58%"/>
    </style:style>
    <style:style style:name="T2" style:family="text">
      <style:text-properties officeooo:rsid="001a8895"/>
    </style:style>
    <style:style style:name="T3" style:family="text">
      <style:text-properties officeooo:rsid="001e60bb"/>
    </style:style>
    <style:style style:name="T4" style:family="text">
      <style:text-properties officeooo:rsid="00208d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Atus</text:span></text:p>
      <text:p text:style-name="P3">Fonctionnal summary of Replay-Analyzer</text:p>
      <text:p text:style-name="P1"/>
      <text:p text:style-name="P1"/>
      <text:p text:style-name="P1"/>
      <text:p text:style-name="P2">- 1<text:span text:style-name="T1">er</text:span> <text:s/>écran : Connexion / Registering</text:p>
      <text:p text:style-name="P2">- <text:span text:style-name="T2">2eme écran - 1ere connexion: Tutorial</text:span></text:p>
      <text:p text:style-name="P2">- 2eme écran (if not premiere connexion) : My posted videos ? (No videos posted ? =&gt; Submit your replay)</text:p>
      <text:p text:style-name="P2">- Latest videos <text:span text:style-name="T3">c</text:span>ommented ?? Maybe</text:p>
      <text:p text:style-name="P2"/>
      <text:p text:style-name="P2"/>
      <text:p text:style-name="P2"/>
      <text:p text:style-name="P2">Permanent banner - Check youtube</text:p>
      <text:p text:style-name="P2">- My account</text:p>
      <text:p text:style-name="P2">- Upload vid</text:p>
      <text:p text:style-name="P2">- Notifications (vid en ligne / pro commented / …)</text:p>
      <text:p text:style-name="P2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4:18:17.782160617</meta:creation-date>
    <dc:date>2018-01-29T18:01:22.192131793</dc:date>
    <meta:editing-duration>PT12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67" meta:character-count="365" meta:non-whitespace-character-count="307"/>
  </office:meta>
</office:document-meta>
</file>